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dd7a" officeooo:paragraph-rsid="0017dd7a"/>
    </style:style>
    <style:style style:name="P2" style:family="paragraph" style:parent-style-name="Standard">
      <style:text-properties officeooo:rsid="001b6560" officeooo:paragraph-rsid="001b6560"/>
    </style:style>
    <style:style style:name="T1" style:family="text">
      <style:text-properties officeooo:rsid="0019b6d6"/>
    </style:style>
    <style:style style:name="T2" style:family="text">
      <style:text-properties officeooo:rsid="001cc788"/>
    </style:style>
    <style:style style:name="T3" style:family="text">
      <style:text-properties officeooo:rsid="001e8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<text:span text:style-name="T1">día</text:span> de hoy me dediqué nada más a crear y levantar las urls para la aplicación que cree para mejorar el modelo anterior que se tenía, haciéndolo mas flexible.</text:p>
      <text:p text:style-name="P1"/>
      <text:p text:style-name="P2">Así como difinir una estructura json para esta api: {"coordinador": "AD:DE:34","dispositivo": "adfasdf", "sensors":[{"nombre":"sensor1", "datos":[{"teperatura":27, "humendad":38}]}]}</text:p>
      <text:p text:style-name="P2"/>
      <text:p text:style-name="P2">Este diseño queda a discusión <text:span text:style-name="T2">del equipo de trabajo </text:span>para su modificación, es solamente una <text:span text:style-name="T3">aproximación.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5:17.513379802</meta:creation-date>
    <meta:generator>LibreOffice/5.3.7.2.0$Linux_X86_64 LibreOffice_project/30m0$Build-2</meta:generator>
    <dc:date>2018-02-01T12:17:03.945043832</dc:date>
    <meta:editing-duration>PT11M45S</meta:editing-duration>
    <meta:editing-cycles>5</meta:editing-cycles>
    <meta:document-statistic meta:table-count="0" meta:image-count="0" meta:object-count="0" meta:page-count="1" meta:paragraph-count="3" meta:word-count="61" meta:character-count="446" meta:non-whitespace-character-count="388"/>
  </office:meta>
</office:document-meta>
</file>